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rsid="000ef8ec" officeooo:paragraph-rsid="000ef8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Unidad 2 y 3.</text:p>
      <text:p text:style-name="Standard"/>
      <text:p text:style-name="Standard">1.- Realiza un programa html5 que realice saque en cualquier navegador un texto mostrando el efecto que tiene sobre algún aspecto de este todas las etiquetas vistas en estas dos unidades, para ello consulta la teoría para poder recogerlas todas.</text:p>
      <text:p text:style-name="Standard">2.- Realiza un programa html5 que muestre en un navegador lo siguiente:</text:p>
      <text:p text:style-name="Standard"/>
      <text:p text:style-name="P2">Teorema de Pitágoras</text:p>
      <text:p text:style-name="P2">Busca el teorema en internet.</text:p>
      <text:p text:style-name="P5">(poner ecuacion aqui)</text:p>
      <text:p text:style-name="P2"/>
      <text:p text:style-name="P2">Ley de la Gravedad</text:p>
      <text:p text:style-name="P2">Busca la ley en internet</text:p>
      <text:p text:style-name="P5">(poner ecuacion aqui)</text:p>
      <text:p text:style-name="P2"/>
      <text:p text:style-name="P2"/>
      <text:p text:style-name="P3">3.- Utilizando el atributo style de la etiqueta &lt;p&gt; por tres párrafos cualesquiera con el color de fondo verde, rojo y amarillos (background) y la letra respectivamente negra,blanca y azul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ón Sánchez Carrero</meta:initial-creator>
    <meta:creation-date>2021-10-04T12:44:40.50</meta:creation-date>
    <dc:date>2021-10-08T14:14:08.144000000</dc:date>
    <meta:editing-duration>PT13M58S</meta:editing-duration>
    <meta:editing-cycles>2</meta:editing-cycles>
    <meta:generator>Trio_Office/6.2.8.2$Windows_x86 LibreOffice_project/</meta:generator>
    <meta:document-statistic meta:table-count="0" meta:image-count="0" meta:object-count="0" meta:page-count="1" meta:paragraph-count="10" meta:word-count="111" meta:character-count="665" meta:non-whitespace-character-count="564"/>
  </office:meta>
</office:document-meta>
</file>